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9000002356807131D.png" manifest:media-type="image/png"/>
  <manifest:file-entry manifest:full-path="Pictures/100000010000012A000001875BC76F25.png" manifest:media-type="image/png"/>
  <manifest:file-entry manifest:full-path="Pictures/10000001000004220000012BBA6CE23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7.329cm" svg:x="1.001cm" svg:y="0.973cm">
          <draw:image xlink:href="Pictures/10000001000004220000012BBA6CE231.png" xlink:type="simple" xlink:show="embed" xlink:actuate="onLoad" draw:mime-type="image/png">
            <text:p/>
          </draw:image>
        </draw:frame>
        <draw:frame draw:style-name="gr2" draw:text-style-name="P1" draw:layer="layout" svg:width="3.175cm" svg:height="5.217cm" svg:x="1.317cm" svg:y="1.815cm">
          <draw:image xlink:href="Pictures/100000010000012A000001875BC76F25.png" xlink:type="simple" xlink:show="embed" xlink:actuate="onLoad" draw:mime-type="image/png">
            <text:p/>
          </draw:image>
        </draw:frame>
        <draw:frame draw:style-name="gr1" draw:text-style-name="P1" draw:layer="layout" svg:width="21.178cm" svg:height="12.348cm" svg:x="3.222cm" svg:y="7.985cm">
          <draw:image xlink:href="Pictures/10000001000003C9000002356807131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3T12:45:30.513157174</meta:creation-date>
    <dc:date>2026-04-13T13:52:47.376833753</dc:date>
    <meta:editing-duration>PT56M36S</meta:editing-duration>
    <meta:editing-cycles>1</meta:editing-cycles>
    <meta:document-statistic meta:object-count="3"/>
    <meta:generator>LibreOffice/24.2.7.2$Linux_X86_64 LibreOffice_project/420$Build-2</meta:generator>
  </office:meta>
</office:document-meta>
</file>